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fo:font-weight="bold" style:font-size-asian="12pt" style:font-size-complex="12pt"/>
    </style:style>
    <style:style style:name="P4" style:family="paragraph" style:parent-style-name="Standard">
      <style:text-properties fo:color="#000000" style:font-name="Calibri" fo:font-size="12pt" fo:language="en" fo:country="AU" fo:font-weight="bold" style:font-size-asian="12pt" style:font-size-complex="12pt"/>
    </style:style>
    <style:style style:name="P5"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text-properties style:font-name="Calibri" fo:font-size="12pt" fo:language="en" fo:country="AU" fo:font-weight="bold" style:font-size-asian="12pt" style:font-size-complex="12pt"/>
    </style:style>
    <style:style style:name="P8"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3889ff" officeooo:paragraph-rsid="003889ff" style:font-size-asian="12pt" style:font-size-complex="12pt"/>
    </style:style>
    <style:style style:name="P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1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8da2d4" style:font-size-asian="12pt" style:font-size-complex="12pt"/>
    </style:style>
    <style:style style:name="P1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7643a5" style:font-size-asian="12pt" style:font-size-complex="12pt"/>
    </style:style>
    <style:style style:name="P1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aff02" officeooo:paragraph-rsid="007643a5" style:font-size-asian="12pt" style:font-size-complex="12pt"/>
    </style:style>
    <style:style style:name="P1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15155" officeooo:paragraph-rsid="00415155" style:font-size-asian="12pt" style:font-size-complex="12pt"/>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c3dc1" officeooo:paragraph-rsid="004c3dc1" style:font-size-asian="12pt" style:font-size-complex="12pt"/>
    </style:style>
    <style:style style:name="P15"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fo:language="en" fo:country="AU"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dc1e9"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5d7911"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52029"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6e1c8" officeooo:paragraph-rsid="0066e1c8"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752029"/>
    </style:style>
    <style:style style:name="P2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4"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3f6aff"/>
    </style:style>
    <style:style style:name="P25" style:family="paragraph" style:parent-style-name="Standard" style:list-style-name="L2">
      <style:paragraph-properties fo:margin-left="1.27cm" fo:margin-right="0cm" fo:text-indent="-1.27cm" style:auto-text-indent="false">
        <style:tab-stops>
          <style:tab-stop style:position="0.388cm"/>
          <style:tab-stop style:position="1.27cm"/>
          <style:tab-stop style:position="7.643cm"/>
        </style:tab-stops>
      </style:paragraph-properties>
      <style:text-properties style:font-name="Arial" fo:font-size="10pt" fo:language="en" fo:country="AU" officeooo:paragraph-rsid="003f6aff"/>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fo:language="en" fo:country="AU" style:font-size-asian="12pt" style:font-size-complex="12pt"/>
    </style:style>
    <style:style style:name="P27" style:family="paragraph" style:parent-style-name="Standard">
      <style:paragraph-properties fo:margin-top="0.423cm" fo:margin-bottom="0.106cm" loext:contextual-spacing="false"/>
      <style:text-properties style:font-name="Calibri" fo:font-size="10pt" fo:language="en" fo:country="AU" officeooo:paragraph-rsid="00915ba9"/>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officeooo:rsid="001d7c8c"/>
    </style:style>
    <style:style style:name="T8" style:family="text">
      <style:text-properties style:font-name="Calibri" fo:font-size="12pt" officeooo:rsid="00222efd" style:font-size-asian="12pt" style:font-size-complex="12pt"/>
    </style:style>
    <style:style style:name="T9" style:family="text">
      <style:text-properties style:font-name="Calibri" fo:font-size="12pt" officeooo:rsid="004f3a58" style:font-size-asian="12pt" style:font-size-complex="12pt"/>
    </style:style>
    <style:style style:name="T10" style:family="text">
      <style:text-properties style:font-name="Calibri" fo:font-size="12pt" fo:language="en" fo:country="AU" style:font-size-asian="12pt" style:font-size-complex="12pt"/>
    </style:style>
    <style:style style:name="T11" style:family="text">
      <style:text-properties style:font-name="Calibri" fo:font-size="12pt" fo:language="en" fo:country="AU" officeooo:rsid="0049302a" style:font-size-asian="12pt" style:font-size-complex="12pt"/>
    </style:style>
    <style:style style:name="T12" style:family="text">
      <style:text-properties style:font-name="Calibri" fo:font-size="12pt" fo:language="en" fo:country="AU" officeooo:rsid="00528dfa" style:font-size-asian="12pt" style:font-size-complex="12pt"/>
    </style:style>
    <style:style style:name="T13" style:family="text">
      <style:text-properties fo:font-size="12pt" style:font-size-asian="12pt" style:font-size-complex="12pt"/>
    </style:style>
    <style:style style:name="T14" style:family="text">
      <style:text-properties fo:font-size="12pt" officeooo:rsid="003b7b77" style:font-size-asian="12pt" style:font-size-complex="12pt"/>
    </style:style>
    <style:style style:name="T15" style:family="text">
      <style:text-properties fo:font-size="12pt" officeooo:rsid="00915ba9" style:font-size-asian="12pt" style:font-size-complex="12pt"/>
    </style:style>
    <style:style style:name="T16" style:family="text">
      <style:text-properties fo:font-size="12pt" fo:font-weight="bold" style:font-size-asian="12pt" style:font-size-complex="12pt"/>
    </style:style>
    <style:style style:name="T17" style:family="text">
      <style:text-properties officeooo:rsid="002156b6"/>
    </style:style>
    <style:style style:name="T18" style:family="text">
      <style:text-properties fo:font-style="italic"/>
    </style:style>
    <style:style style:name="T19" style:family="text">
      <style:text-properties fo:font-style="italic" officeooo:rsid="001d7c8c"/>
    </style:style>
    <style:style style:name="T20" style:family="text">
      <style:text-properties officeooo:rsid="0043fdf7"/>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2156b6" style:font-weight-asian="bold" style:font-weight-complex="bold"/>
    </style:style>
    <style:style style:name="T24" style:family="text">
      <style:text-properties fo:font-weight="bold" officeooo:rsid="0068cd4c" style:font-weight-asian="bold" style:font-weight-complex="bold"/>
    </style:style>
    <style:style style:name="T25" style:family="text">
      <style:text-properties fo:font-weight="bold" officeooo:rsid="0074f2ff" style:font-weight-asian="bold" style:font-weight-complex="bold"/>
    </style:style>
    <style:style style:name="T26" style:family="text">
      <style:text-properties fo:font-weight="bold" officeooo:rsid="0078a862" style:font-weight-asian="bold" style:font-weight-complex="bold"/>
    </style:style>
    <style:style style:name="T27" style:family="text">
      <style:text-properties officeooo:rsid="0049302a"/>
    </style:style>
    <style:style style:name="T28" style:family="text">
      <style:text-properties officeooo:rsid="004a6581"/>
    </style:style>
    <style:style style:name="T29" style:family="text">
      <style:text-properties officeooo:rsid="00540d94"/>
    </style:style>
    <style:style style:name="T30" style:family="text">
      <style:text-properties officeooo:rsid="005955b9"/>
    </style:style>
    <style:style style:name="T31" style:family="text">
      <style:text-properties officeooo:rsid="006353bf"/>
    </style:style>
    <style:style style:name="T32" style:family="text">
      <style:text-properties fo:font-weight="normal" officeooo:rsid="00646f95" style:font-weight-asian="normal" style:font-weight-complex="normal"/>
    </style:style>
    <style:style style:name="T33" style:family="text">
      <style:text-properties fo:font-weight="normal" officeooo:rsid="0068cd4c" style:font-weight-asian="normal" style:font-weight-complex="normal"/>
    </style:style>
    <style:style style:name="T34" style:family="text">
      <style:text-properties fo:font-weight="normal" officeooo:rsid="007b0739" style:font-weight-asian="normal" style:font-weight-complex="normal"/>
    </style:style>
    <style:style style:name="T35" style:family="text">
      <style:text-properties fo:font-weight="normal" officeooo:rsid="007c27ad" style:font-weight-asian="normal" style:font-weight-complex="normal"/>
    </style:style>
    <style:style style:name="T36" style:family="text">
      <style:text-properties officeooo:rsid="006a43ce"/>
    </style:style>
    <style:style style:name="T37" style:family="text">
      <style:text-properties officeooo:rsid="006ce090"/>
    </style:style>
    <style:style style:name="T38" style:family="text">
      <style:text-properties fo:language="en" fo:country="AU"/>
    </style:style>
    <style:style style:name="T39" style:family="text">
      <style:text-properties fo:language="en" fo:country="AU" officeooo:rsid="003caaed"/>
    </style:style>
    <style:style style:name="T40" style:family="text">
      <style:text-properties officeooo:rsid="006f3a53"/>
    </style:style>
    <style:style style:name="T41" style:family="text">
      <style:text-properties officeooo:rsid="0073b05d"/>
    </style:style>
    <style:style style:name="T42" style:family="text">
      <style:text-properties officeooo:rsid="0074f2ff"/>
    </style:style>
    <style:style style:name="T43" style:family="text">
      <style:text-properties officeooo:rsid="0076f57b"/>
    </style:style>
    <style:style style:name="T44" style:family="text">
      <style:text-properties officeooo:rsid="007890a6"/>
    </style:style>
    <style:style style:name="T45" style:family="text">
      <style:text-properties officeooo:rsid="0078a862"/>
    </style:style>
    <style:style style:name="T46" style:family="text">
      <style:text-properties officeooo:rsid="007fb2d0"/>
    </style:style>
    <style:style style:name="T47" style:family="text">
      <style:text-properties officeooo:rsid="008a826e"/>
    </style:style>
    <style:style style:name="T48" style:family="text">
      <style:text-properties officeooo:rsid="008da2d4"/>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Alejandro</text:span><text:span text:style-name="T1"> Falkowski</text:span><text:span text:style-name="T3"><text:line-break/></text:span><text:span text:style-name="T16">alexrfalkowski@gmail.com</text:span><text:span text:style-name="T13"><text:line-break/></text:span><text:span text:style-name="T14">Skype: </text:span><text:span text:style-name="T15">alexrfalkowski@gmail.com</text:span></text:p>
      <text:p text:style-name="P1"/>
      <text:p text:style-name="P3">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3">EMPLOYMENT</text:p>
      <text:p text:style-name="P3"/>
      <text:p text:style-name="P2"><text:span text:style-name="T6">Technology Associate </text:span><text:span text:style-name="T7">Segantii Capital Management </text:span><text:span text:style-name="T19">03</text:span><text:span text:style-name="T18">-1</text:span><text:span text:style-name="T19">5</text:span><text:span text:style-name="T18"> &gt; Current</text:span></text:p>
      <text:p text:style-name="P2"/>
      <text:p text:style-name="P2">Achievements</text:p>
      <text:list xml:id="list2279205431038573332" text:style-name="L1">
        <text:list-item>
          <text:p text:style-name="P8"><text:span text:style-name="T38">Designed and implemented a website that automated order uploading </text:span><text:span text:style-name="T39">with </text:span><text:a xlink:type="simple" xlink:href="https://www.tradingscreen.com/" text:style-name="Internet_20_link" text:visited-style-name="Visited_20_Internet_20_Link">Trading Screen</text:a><text:span text:style-name="T38">, order matching using </text:span><text:a xlink:type="simple" xlink:href="http://www.traiana.com/" text:style-name="Internet_20_link" text:visited-style-name="Visited_20_Internet_20_Link">Traiana</text:a><text:span text:style-name="T38"> and order management with </text:span><text:a xlink:type="simple" xlink:href="http://www.derivatives.com/" text:style-name="Internet_20_link" text:visited-style-name="Visited_20_Internet_20_Link">Imagine Software</text:a></text:p>
        </text:list-item>
        <text:list-item>
          <text:p text:style-name="P9">Implemented a <text:span text:style-name="T22">Rails 4.2</text:span> website, <text:span text:style-name="T20">designed</text:span> <text:span text:style-name="T27">using</text:span> individual Rails Engines. <text:span text:style-name="T31">This allowed us to make sure we could work on features in a more streamlined way.</text:span></text:p>
        </text:list-item>
        <text:list-item>
          <text:p text:style-name="P10">Implemented Lean Methodologies (Kanban, Lean Software Development) <text:span text:style-name="T48">using ideas from </text:span>the "The Goal" and "Product Development Flow",.</text:p>
        </text:list-item>
        <text:list-item>
          <text:p text:style-name="P9">Implemented Services using <text:span text:style-name="T22">Elixir 1.3</text:span>, <text:span text:style-name="T23">Clojure 1.8</text:span><text:span text:style-name="T17"> and </text:span><text:span text:style-name="T23">Java 1.8. </text:span><text:span text:style-name="T32">Trying out new technologies to make sure we could reach better agility.</text:span></text:p>
        </text:list-item>
        <text:list-item>
          <text:p text:style-name="P9">Introduced <text:span text:style-name="T22">Infrastructure as Code</text:span> using <text:span text:style-name="T22">Heroku</text:span>, <text:span text:style-name="T22">AWS</text:span> and <text:span text:style-name="T22">Docker</text:span></text:p>
        </text:list-item>
        <text:list-item>
          <text:p text:style-name="P11"><text:span text:style-name="T40">Leading the direction of</text:span> <text:span text:style-name="T22">BDD</text:span> using <text:span text:style-name="T22">Cucumber</text:span>.</text:p>
        </text:list-item>
        <text:list-item>
          <text:p text:style-name="P12"><text:span text:style-name="T40">Leading the direction</text:span> <text:span text:style-name="T43">of </text:span><text:span text:style-name="T22">DevOps</text:span> culture using <text:span text:style-name="T22">OpsGenie</text:span>.</text:p>
        </text:list-item>
        <text:list-item>
          <text:p text:style-name="P13">Responsible for hiring engineers. <text:span text:style-name="T44">From Junior to Senior.</text:span></text:p>
        </text:list-item>
        <text:list-item>
          <text:p text:style-name="P14">Reported to the Head of technology and lead a team of 2 developers.</text:p>
        </text:list-item>
      </text:list>
      <text:p text:style-name="P5"/>
      <text:p text:style-name="P1"><text:span text:style-name="T5">Senior Ruby Consultant </text:span>Macquarie University <text:span text:style-name="T18">05-14 &gt; </text:span><text:span text:style-name="T19">03-15</text:span></text:p>
      <text:p text:style-name="P1"/>
      <text:p text:style-name="P1">Achievements</text:p>
      <text:list xml:id="list114427832728765" text:continue-numbering="true" text:style-name="L1">
        <text:list-item>
          <text:p text:style-name="P15">Maintenance of iTeach and Unit Guides. Implemented using <text:span text:style-name="T22">Rails 4/Angular JS</text:span> running on <text:span text:style-name="T26">Ruby</text:span><text:span text:style-name="T45"> </text:span><text:span text:style-name="T22">2.1</text:span> and <text:span text:style-name="T22">Oracle 11g</text:span>.</text:p>
        </text:list-item>
        <text:list-item>
          <text:p text:style-name="P16">Implemented <text:span text:style-name="T22">Rails</text:span> <text:span text:style-name="T22">best practices,</text:span> <text:span text:style-name="T22">Security best practices</text:span> <text:span text:style-name="T28">and </text:span><text:span text:style-name="T22">object oriented/functional concepts</text:span>.</text:p>
        </text:list-item>
        <text:list-item>
          <text:p text:style-name="P16">Implemented Lean Methodologies (<text:span text:style-name="T22">Kanban</text:span>, <text:span text:style-name="T22">Lean Software Development</text:span>)</text:p>
        </text:list-item>
        <text:list-item>
          <text:p text:style-name="P16">Introduced concepts of Continuous Delivery, using <text:span text:style-name="T22">Teamcity</text:span>/<text:span text:style-name="T22">Capistrano</text:span>/<text:span text:style-name="T22">Chef</text:span></text:p>
        </text:list-item>
        <text:list-item>
          <text:p text:style-name="P16">Introduced Infrastructure as Code using <text:span text:style-name="T22">Chef</text:span> and <text:span text:style-name="T22">FPM</text:span></text:p>
        </text:list-item>
        <text:list-item>
          <text:p text:style-name="P16">Introduced metrics gathering using <text:span text:style-name="T22">NewRelic</text:span>. <text:span text:style-name="T37">This helped us diagnose and optimise the system.</text:span></text:p>
        </text:list-item>
        <text:list-item>
          <text:p text:style-name="P20">Streamlined testing strategies. This was important to decrease the build times and better use of <text:span text:style-name="T22">BDD</text:span>.</text:p>
        </text:list-item>
      </text:list>
      <text:p text:style-name="P1"/>
      <text:p text:style-name="P4"/>
      <text:p text:style-name="P4"/>
      <text:p text:style-name="P1"><text:soft-page-break/><text:span text:style-name="T5">Ruby Consultant </text:span>NBN CO <text:span text:style-name="T18">11-13 &gt; 05-14</text:span></text:p>
      <text:p text:style-name="P1"/>
      <text:p text:style-name="P1">Achievements</text:p>
      <text:list xml:id="list184358557272005" text:style-name="L1">
        <text:list-item>
          <text:p text:style-name="P17">Implemented NBN forms with <text:span text:style-name="T22">Rails/</text:span><text:span text:style-name="T24">AngularJS</text:span> using <text:span text:style-name="T22">J</text:span><text:span text:style-name="T24">R</text:span><text:span text:style-name="T22">uby</text:span><text:span text:style-name="T33">.</text:span></text:p>
        </text:list-item>
        <text:list-item>
          <text:p text:style-name="P16">Implemented analytics gem that is used on all <text:span text:style-name="T30">R</text:span>uby sites.</text:p>
        </text:list-item>
        <text:list-item>
          <text:p text:style-name="P16">Implemented testing gem to reuse common functionality with <text:span text:style-name="T22">RSpec</text:span>, <text:span text:style-name="T22">Cucumber</text:span> and <text:span text:style-name="T22">Capybara</text:span>.</text:p>
        </text:list-item>
        <text:list-item>
          <text:p text:style-name="P16">Implemented deployment gem to reuse common functionality with packaging and maintaining versions of <text:span text:style-name="T47">R</text:span>uby using <text:span text:style-name="T22">RVM</text:span>.</text:p>
        </text:list-item>
        <text:list-item>
          <text:p text:style-name="P16">Coordinated releases using <text:span text:style-name="T22">Continuos Delivery </text:span><text:span text:style-name="T34">by </text:span><text:span text:style-name="T35">implementing</text:span><text:span text:style-name="T34"> a library that streamlined the process.</text:span></text:p>
        </text:list-item>
        <text:list-item>
          <text:p text:style-name="P16">Introduced object oriented/functional concepts in Rails.</text:p>
        </text:list-item>
      </text:list>
      <text:p text:style-name="P1"/>
      <text:p text:style-name="P1"><text:span text:style-name="T5">Lead Engineer </text:span>PINCHme <text:span text:style-name="T18">05-13 &gt; 11-13</text:span></text:p>
      <text:p text:style-name="P1"/>
      <text:p text:style-name="P1">Achievements</text:p>
      <text:list xml:id="list184358697392248" text:style-name="L1">
        <text:list-item>
          <text:p text:style-name="P16">Implemented new version of PINCHme website using <text:span text:style-name="T22">Ruby on Rails 3</text:span>, <text:span text:style-name="T22">Backbone</text:span> and <text:span text:style-name="T22">Marionette</text:span>.</text:p>
        </text:list-item>
        <text:list-item>
          <text:p text:style-name="P16">Implemented social interactions with <text:span text:style-name="T22">Gigya</text:span>.</text:p>
        </text:list-item>
        <text:list-item>
          <text:p text:style-name="P16">Implemented full cloud automation on <text:span text:style-name="T22">AWS using Elastic Beanstalk</text:span> and a custom tool called mist.</text:p>
        </text:list-item>
        <text:list-item>
          <text:p text:style-name="P16">Implemented <text:span text:style-name="T22">Specification by Example</text:span> using <text:span text:style-name="T22">RSpec</text:span> and <text:span text:style-name="T22">Cucumber</text:span>.</text:p>
        </text:list-item>
        <text:list-item>
          <text:p text:style-name="P16">Introduced agile concepts (Kanban, Retrospectives, etc)</text:p>
        </text:list-item>
        <text:list-item>
          <text:p text:style-name="P18"><text:span text:style-name="T29">Reported to the CTO and l</text:span>ead a team of 2 developers.</text:p>
        </text:list-item>
        <text:list-item>
          <text:p text:style-name="P16"><text:span text:style-name="T20">Responsible for</text:span> <text:span text:style-name="T29">the </text:span>hiring process. </text:p>
        </text:list-item>
      </text:list>
      <text:p text:style-name="P1"/>
      <text:p text:style-name="P1"><text:span text:style-name="T5">Platform Architect </text:span>The Zoo <text:span text:style-name="T18">02-13 &gt; 5-13</text:span></text:p>
      <text:p text:style-name="P1"/>
      <text:p text:style-name="P1">Achievements</text:p>
      <text:list xml:id="list184357410245088" text:style-name="L1">
        <text:list-item>
          <text:p text:style-name="P21"><text:span text:style-name="T10">Define and implement </text:span><text:a xlink:type="simple" xlink:href="http://alexfalkowski.blogspot.com/2013/03/lean-projects-part-2.html" text:style-name="Internet_20_link" text:visited-style-name="Visited_20_Internet_20_Link">Lean Projects</text:a><text:span text:style-name="T10">.</text:span></text:p>
        </text:list-item>
        <text:list-item>
          <text:p text:style-name="P16">Implement a central part of the Optus ecosystem <text:span text:style-name="T36">with </text:span>Optus YES Central.</text:p>
        </text:list-item>
        <text:list-item>
          <text:p text:style-name="P21"><text:span text:style-name="T10">Implementing BDD using </text:span><text:a xlink:type="simple" xlink:href="https://github.com/alexfalkowski/System.Spec" text:style-name="Internet_20_link" text:visited-style-name="Visited_20_Internet_20_Link">System.Spec</text:a></text:p>
        </text:list-item>
        <text:list-item>
          <text:p text:style-name="P19">Leading the technical direction of projects using <text:span text:style-name="T22">Ruby</text:span> and <text:span text:style-name="T22">C#</text:span>.</text:p>
        </text:list-item>
        <text:list-item>
          <text:p text:style-name="P22"><text:span text:style-name="T10">Leading the direction of Release Management using Ruby (</text:span><text:a xlink:type="simple" xlink:href="https://github.com/Albacore/albacore" text:style-name="Internet_20_link" text:visited-style-name="Visited_20_Internet_20_Link">albacore</text:a><text:span text:style-name="T10">) and </text:span><text:a xlink:type="simple" xlink:href="https://github.com/chucknorris/roundhouse" text:style-name="Internet_20_link" text:visited-style-name="Visited_20_Internet_20_Link">roundhouse</text:a><text:span text:style-name="T10"> for database migrations.</text:span></text:p>
        </text:list-item>
        <text:list-item>
          <text:p text:style-name="P16"><text:span text:style-name="T41">Reported to the CTO and l</text:span>ead a team of 3 developers.</text:p>
        </text:list-item>
      </text:list>
      <text:p text:style-name="P4"/>
      <text:p text:style-name="P1"><text:span text:style-name="T5">Technical Team Lead/Architect </text:span>ninemsn <text:span text:style-name="T18">09-11 &gt; 02-13</text:span></text:p>
      <text:p text:style-name="P1"/>
      <text:p text:style-name="P1">Achievements</text:p>
      <text:list xml:id="list184358088846736" text:style-name="L1">
        <text:list-item>
          <text:p text:style-name="P16">Launch of Australia's biggest news site using Sitecore with <text:span text:style-name="T22">ASP.NET MVC</text:span></text:p>
        </text:list-item>
        <text:list-item>
          <text:p text:style-name="P16">Leading a team that brought to life DevOps.</text:p>
        </text:list-item>
        <text:list-item>
          <text:p text:style-name="P16">Leading architecture decisions with <text:span text:style-name="T25">BDD</text:span><text:span text:style-name="T42"> </text:span>using SpecFlow, RSpec and Cucumber.</text:p>
        </text:list-item>
        <text:list-item>
          <text:p text:style-name="P16">Implementing lean/agile methodologies using <text:span text:style-name="T22">Kanban</text:span>.</text:p>
        </text:list-item>
        <text:list-item>
          <text:p text:style-name="P16">Implemented solution using <text:span text:style-name="T22">Amazon Web Services</text:span>.</text:p>
        </text:list-item>
        <text:list-item>
          <text:p text:style-name="P16">Implemented infrastructure as code using AWS SDK for Ruby, Puppet and PowerShell.</text:p>
        </text:list-item>
        <text:list-item>
          <text:p text:style-name="P16">Lead a team of 5-10 developers.</text:p>
        </text:list-item>
      </text:list>
      <text:p text:style-name="P1"/>
      <text:p text:style-name="P4"/>
      <text:p text:style-name="P1"><text:soft-page-break/><text:span text:style-name="T5">Technology Environment Manager </text:span>ninemsn <text:span text:style-name="T18">06-11 &gt; 08-11</text:span></text:p>
      <text:p text:style-name="P1"/>
      <text:p text:style-name="P1">Achievements</text:p>
      <text:list xml:id="list184357214375226" text:style-name="L1">
        <text:list-item>
          <text:p text:style-name="P26">Developing and managing the CMS Pilot program release management process. </text:p>
        </text:list-item>
        <text:list-item>
          <text:p text:style-name="P26">Introducing the team to lean methodologies.</text:p>
        </text:list-item>
        <text:list-item>
          <text:p text:style-name="P16">Implementing continuous integration and introducing continuous delivery.</text:p>
        </text:list-item>
        <text:list-item>
          <text:p text:style-name="P16">Implemented code metrics and analysis.</text:p>
        </text:list-item>
      </text:list>
      <text:p text:style-name="P3"/>
      <text:p text:style-name="P1"><text:span text:style-name="T21">Solution Architect </text:span>5th Finger/ninemsn <text:span text:style-name="T18">04-09 &gt; 05-11</text:span></text:p>
      <text:p text:style-name="P1"/>
      <text:p text:style-name="P1">Achievements </text:p>
      <text:list xml:id="list184357406766980" text:style-name="L1">
        <text:list-item>
          <text:p text:style-name="P16">Actively leading the direction of the platform. </text:p>
        </text:list-item>
        <text:list-item>
          <text:p text:style-name="P16">Introducing <text:span text:style-name="T22">Test Driven Development</text:span> to the Mobile Team using <text:span text:style-name="T22">NUnit</text:span>. </text:p>
        </text:list-item>
        <text:list-item>
          <text:p text:style-name="P16">Actively speaking about Continuous Integration/Delivery.</text:p>
        </text:list-item>
        <text:list-item>
          <text:p text:style-name="P16">Redesign and implementation of the Mobile Framework using WURLF and DeviceAtlas.</text:p>
        </text:list-item>
        <text:list-item>
          <text:p text:style-name="P16">Guiding the architecture and addressing the issues of device detection. </text:p>
        </text:list-item>
        <text:list-item>
          <text:p text:style-name="P16">Rebuilding the air-cast UI using a <text:span text:style-name="T22">Model-View-Presenter pattern in ASP.NET</text:span>. </text:p>
        </text:list-item>
      </text:list>
      <text:p text:style-name="P3"/>
      <text:p text:style-name="P1"><text:span text:style-name="T21">Program Manager </text:span>5th Finger/ninemsn <text:span text:style-name="T18">04-06 &gt; 03-09</text:span></text:p>
      <text:p text:style-name="P1"/>
      <text:p text:style-name="P1">Achievements </text:p>
      <text:list xml:id="list184358792422639" text:style-name="L1">
        <text:list-item>
          <text:p text:style-name="P16">Leading and managing a team of 5 developers which delivered projects from 3 different revenue streams. </text:p>
        </text:list-item>
        <text:list-item>
          <text:p text:style-name="P16">Traditional project management, stakeholder management, pipeline management and resource allocation. </text:p>
        </text:list-item>
        <text:list-item>
          <text:p text:style-name="P16">Direct relationships with third party development teams. </text:p>
        </text:list-item>
        <text:list-item>
          <text:p text:style-name="P16">Working with stakeholders to <text:span text:style-name="T46">customise</text:span> our delivery process to be as effective as possible using agile methodologies.</text:p>
        </text:list-item>
        <text:list-item>
          <text:p text:style-name="P16">Designing solutions for our SMS/on-line campaigns, for clients like Channel V, Coca Cola, Vodafone, Universal Music, Fosters, Channel 9. </text:p>
        </text:list-item>
        <text:list-item>
          <text:p text:style-name="P16">Providing development best practices, such as extreme programming.</text:p>
        </text:list-item>
      </text:list>
      <text:p text:style-name="P1"/>
      <text:p text:style-name="P1"><text:span text:style-name="T21">Senior Programmer </text:span>5th Finger/ninemsn <text:span text:style-name="T18">09-05 &gt; 03-06</text:span></text:p>
      <text:p text:style-name="P1"/>
      <text:p text:style-name="P1">Achievements </text:p>
      <text:list xml:id="list184358685166527" text:style-name="L1">
        <text:list-item>
          <text:p text:style-name="P16">Enhancing the air-cast UI. Migrating from classic ASP to <text:span text:style-name="T22">ASP.NET WebForms</text:span> using <text:span text:style-name="T22">C#</text:span></text:p>
        </text:list-item>
        <text:list-item>
          <text:p text:style-name="P16">Providing endpoint solutions using web services. Such as List Management Service, Credit Service, Photo Service </text:p>
        </text:list-item>
        <text:list-item>
          <text:p text:style-name="P16">Implementing custom solutions for our SMS/on-line campaigns, for clients like Channel V, Coca Cola, Vodafone, Universal Music, Fosters, Channel 9 </text:p>
        </text:list-item>
        <text:list-item>
          <text:p text:style-name="P16">Using object-oriented methodologies and proven design patterns. </text:p>
        </text:list-item>
      </text:list>
      <text:p text:style-name="P3"/>
      <text:p text:style-name="P3"/>
      <text:p text:style-name="P3"/>
      <text:p text:style-name="P3"/>
      <text:p text:style-name="P3"/>
      <text:p text:style-name="P3"/>
      <text:p text:style-name="P3"/>
      <text:p text:style-name="P3"/>
      <text:p text:style-name="P1"><text:soft-page-break/><text:span text:style-name="T21">Senior Programmer </text:span>Solid .NET Solutions <text:span text:style-name="T18">09-04 &gt; 08-05</text:span></text:p>
      <text:p text:style-name="P1"/>
      <text:p text:style-name="P1">Achievements </text:p>
      <text:list xml:id="list184358437318760" text:style-name="L1">
        <text:list-item>
          <text:p text:style-name="P16">Developing a code generator, </text:p>
        </text:list-item>
        <text:list-item>
          <text:p text:style-name="P16">Creating the UI using Windows Forms and building custom controls.</text:p>
        </text:list-item>
        <text:list-item>
          <text:p text:style-name="P16">Complete source code generation using CodeDOM, Reflection, and XML and XPath technologies. </text:p>
        </text:list-item>
        <text:list-item>
          <text:p text:style-name="P16">Syntax highlighter using rich format text. </text:p>
        </text:list-item>
        <text:list-item>
          <text:p text:style-name="P16">Designing the company web site. Everything from the graphics to the HTML. This was done using Photoshop CS software and Dreamweaver. </text:p>
        </text:list-item>
      </text:list>
      <text:p text:style-name="P1"><text:s/></text:p>
      <text:p text:style-name="P1"><text:span text:style-name="T21">Senior Programmer </text:span>Synopsis Solutions <text:span text:style-name="T18">09-03 &gt; 08-04</text:span></text:p>
      <text:p text:style-name="P1"/>
      <text:p text:style-name="P1">Achievements </text:p>
      <text:list xml:id="list184357831633906" text:style-name="L1">
        <text:list-item>
          <text:p text:style-name="P16">Developing additional features to DebTrak a comprehensive debt collection system used by major credit collection companies </text:p>
        </text:list-item>
        <text:list-item>
          <text:p text:style-name="P16">Presenting design decisions to a team of software developers. </text:p>
        </text:list-item>
        <text:list-item>
          <text:p text:style-name="P16">Implementing the legal system of the application. </text:p>
        </text:list-item>
        <text:list-item>
          <text:p text:style-name="P16">Writing crystal reports for the application. </text:p>
        </text:list-item>
        <text:list-item>
          <text:p text:style-name="P16">Liaison with clients. </text:p>
        </text:list-item>
      </text:list>
      <text:p text:style-name="P1"/>
      <text:p text:style-name="P1"><text:span text:style-name="T21">Programmer /Systems Administrator </text:span>LOUD <text:span text:style-name="T18">11-00 &gt; 08-03</text:span></text:p>
      <text:p text:style-name="P1"/>
      <text:p text:style-name="P1">Achievements </text:p>
      <text:list xml:id="list184357385367514" text:style-name="L1">
        <text:list-item>
          <text:p text:style-name="P16">Design of infrastructure using Linux technologies. </text:p>
        </text:list-item>
        <text:list-item>
          <text:p text:style-name="P16">Managing deployments of applications</text:p>
        </text:list-item>
        <text:list-item>
          <text:p text:style-name="P16">Implementing MLC Flexiplan/Sprintpak Brochure Ordering System using <text:span text:style-name="T22">Java</text:span>. </text:p>
        </text:list-item>
        <text:list-item>
          <text:p text:style-name="P16">Implementing Nortel Networks Lead Management Tool using <text:span text:style-name="T22">Java</text:span>. </text:p>
        </text:list-item>
        <text:list-item>
          <text:p text:style-name="P16">Implementing AAP Bulletin Builder using <text:span text:style-name="T22">Java</text:span>. </text:p>
        </text:list-item>
      </text:list>
      <text:p text:style-name="P3"/>
      <text:p text:style-name="P3">EDUCATION</text:p>
      <text:p text:style-name="P3"/>
      <text:list xml:id="list184358338454998" text:style-name="L1">
        <text:list-item>
          <text:p text:style-name="P26"><text:span text:style-name="T4">The University of Sydney <text:line-break/></text:span>Bachelor of Engineering (Electrical Engineering) Honours Class II, Division 2. </text:p>
        </text:list-item>
      </text:list>
      <text:p text:style-name="P1"/>
      <text:list xml:id="list184358064766352" text:style-name="L1">
        <text:list-item>
          <text:p text:style-name="P16">SAE Institute <text:line-break/>Audio Engineering Diploma - AQTF Diploma of Music Industry [Technical Production] CUS50201 </text:p>
        </text:list-item>
      </text:list>
      <text:p text:style-name="P3"/>
      <text:p text:style-name="P3">PERSONAL INTERESTS</text:p>
      <text:p text:style-name="P1"/>
      <text:list xml:id="list3612172716646757328" text:style-name="L2">
        <text:list-item>
          <text:p text:style-name="P23"><text:span text:style-name="T10">I love to write for my </text:span><text:a xlink:type="simple" xlink:href="http://alexfalkowski.blogspot.com.au/" text:style-name="Internet_20_link" text:visited-style-name="Visited_20_Internet_20_Link">blog</text:a><text:span text:style-name="T10">. </text:span><text:span text:style-name="T11">It is important to express your ideas.</text:span></text:p>
        </text:list-item>
        <text:list-item>
          <text:p text:style-name="P24"><text:span text:style-name="T10">I work on a few projects on </text:span><text:a xlink:type="simple" xlink:href="https://github.com/alexfalkowski/" text:style-name="Internet_20_link" text:visited-style-name="Visited_20_Internet_20_Link">github</text:a><text:span text:style-name="T10">.</text:span><text:span text:style-name="T11"> </text:span><text:span text:style-name="T12">Sharpens my skills.</text:span></text:p>
        </text:list-item>
        <text:list-item>
          <text:p text:style-name="P25"><text:span text:style-name="T8">I love reading lots of technical books and blogs. </text:span><text:span text:style-name="T9">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dc:title>Your Name</dc:title>
    <meta:initial-creator>Iullah</meta:initial-creator>
    <dc:date>2017-03-24T11:44:27.108099000</dc:date>
    <meta:editing-duration>PT2H38M54S</meta:editing-duration>
    <meta:editing-cycles>101</meta:editing-cycles>
    <meta:document-statistic meta:table-count="0" meta:image-count="0" meta:object-count="0" meta:page-count="4" meta:paragraph-count="115" meta:word-count="1099" meta:character-count="7363" meta:non-whitespace-character-count="6423"/>
  </office:meta>
</office:document-meta>
</file>